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802cm"/>
    </style:style>
    <style:style style:name="Tabel3.C" style:family="table-column">
      <style:table-column-properties style:column-width="11.9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802cm"/>
    </style:style>
    <style:style style:name="Tabel4.C" style:family="table-column">
      <style:table-column-properties style:column-width="11.906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ba5ce0"/>
    </style:style>
    <style:style style:name="P30" style:family="paragraph" style:parent-style-name="Table_20_Contents">
      <style:text-properties officeooo:rsid="025cf310" officeooo:paragraph-rsid="029a865b"/>
    </style:style>
    <style:style style:name="P31" style:family="paragraph" style:parent-style-name="Table_20_Contents">
      <style:text-properties officeooo:rsid="025cf310" officeooo:paragraph-rsid="029c8630"/>
    </style:style>
    <style:style style:name="P32" style:family="paragraph" style:parent-style-name="Table_20_Contents">
      <style:text-properties officeooo:rsid="025cf310" officeooo:paragraph-rsid="027a6068"/>
    </style:style>
    <style:style style:name="P33" style:family="paragraph" style:parent-style-name="Standard" style:list-style-name="L1">
      <style:text-properties officeooo:paragraph-rsid="01fe3c46"/>
    </style:style>
    <style:style style:name="P34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Footnote">
      <style:text-properties officeooo:paragraph-rsid="02060474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officeooo:rsid="0286637d"/>
    </style:style>
    <style:style style:name="T51" style:family="text">
      <style:text-properties officeooo:rsid="02747497"/>
    </style:style>
    <style:style style:name="T52" style:family="text">
      <style:text-properties fo:font-size="10pt" officeooo:rsid="027341dd" style:font-size-asian="10pt" style:font-size-complex="10pt"/>
    </style:style>
    <style:style style:name="T53" style:family="text">
      <style:text-properties fo:font-size="10pt" officeooo:rsid="0274939b" style:font-size-asian="10pt" style:font-size-complex="10pt"/>
    </style:style>
    <style:style style:name="T54" style:family="text">
      <style:text-properties officeooo:rsid="0277d415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72d0c0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fo:font-size="12pt" officeooo:rsid="025e46cc" style:font-size-asian="12pt" style:font-size-complex="12pt"/>
    </style:style>
    <style:style style:name="T61" style:family="text">
      <style:text-properties fo:font-size="12pt" officeooo:rsid="025d598d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fo:font-size="10pt" officeooo:rsid="02bb40f4" style:font-size-asian="10pt" style:font-size-complex="10pt"/>
    </style:style>
    <style:style style:name="T64" style:family="text">
      <style:text-properties officeooo:rsid="025e46cc"/>
    </style:style>
    <style:style style:name="T65" style:family="text">
      <style:text-properties fo:font-size="10pt" officeooo:rsid="02a5ee23" style:font-size-asian="10pt" style:font-size-complex="10pt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style:font-size-complex="10pt"/>
    </style:style>
    <style:style style:name="T102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officeooo:rsid="01e96954"/>
    </style:style>
    <style:style style:name="T116" style:family="text">
      <style:text-properties officeooo:rsid="0119bd75"/>
    </style:style>
    <style:style style:name="T117" style:family="text">
      <style:text-properties fo:font-weight="normal" officeooo:rsid="00172dcf" style:font-weight-asian="normal" style:font-weight-complex="normal"/>
    </style:style>
    <style:style style:name="T118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</text:span><text:span text:style-name="T47">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, </text:span><text:span text:style-name="T50">zie </text:span><text:span text:style-name="User_20_Entry"><text:span text:style-name="T51">about:profiles</text:span></text:span><text:span text:style-name="T51">:</text:span><text:span text:style-name="T46"><text:line-break/></text:span><text:span text:style-name="T52">C:\Gebruikers\</text:span><text:span text:style-name="T47">&lt;Gebr.naam&gt;</text:span><text:span text:style-name="T52">\AppData\Roaming\M</text:span><text:span text:style-name="T53">o</text:span><text:span text:style-name="T52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, </text:span><text:span text:style-name="T50">zie</text:span><text:span text:style-name="T54"> </text:span><text:span text:style-name="User_20_Entry"><text:span text:style-name="T51">about:profiles</text:span></text:span><text:span text:style-name="T51">:</text:span><text:span text:style-name="T46"><text:line-break/></text:span><text:span text:style-name="T47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PST-<text:span text:style-name="T57">bestand</text:span>)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text:span text:style-name="T58">Outlook.pst</text:span></text:p>
          </table:table-cell>
          <table:table-cell table:style-name="Tabel4.C2" office:value-type="string">
            <text:p text:style-name="P29"><text:span text:style-name="T60">Thunderbird (importeer </text:span><text:span text:style-name="T61">e-mails + </text:span><text:span text:style-name="T60">adresboek)</text:span><text:span text:style-name="T62"><text:line-break/>~/.thunderbird/, </text:span><text:span text:style-name="T63">als nodig installeer pst-utils en 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exporteer <text:span text:style-name="T46">e-mails + </text:span><text:span text:style-name="T64">adresboek)<text:line-break/></text:span><text:span text:style-name="T62">C:\</text:span><text:span text:style-name="T52">Gebru</text:span><text:span text:style-name="T62">ikers\</text:span><text:span text:style-name="T47">&lt;Gebr.naam&gt;</text:span><text:span text:style-name="T62">\AppData\Local\Comms\Unistore\data</text:span><text:span text:style-name="T65">\</text:span></text:p>
          </table:table-cell>
          <table:table-cell table:style-name="Tabel4.C2" office:value-type="string">
            <text:p text:style-name="P31">Thunderbird (importeer <text:span text:style-name="T46">e-mails + </text:span><text:span text:style-name="T64">adresboek)<text:line-break/></text:span><text:span text:style-name="T62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Thunderbird (exporteer <text:span text:style-name="T46">e-mails + </text:span><text:span text:style-name="T64">adresboek)<text:line-break/></text:span><text:span text:style-name="T62">C:\</text:span><text:span text:style-name="T52">Gebru</text:span><text:span text:style-name="T62">ikers\</text:span><text:span text:style-name="T47">&lt;Gebr.naam&gt;</text:span><text:span text:style-name="T62">\AppData\Roaming\Thunderbird\Profiles</text:span><text:span text:style-name="T65">\</text:span></text:p>
          </table:table-cell>
          <table:table-cell table:style-name="Tabel4.C2" office:value-type="string">
            <text:p text:style-name="P32">Thunderbird (importeer <text:span text:style-name="T46">e-mails + </text:span><text:span text:style-name="T64">adresboek)<text:line-break/></text:span><text:span text:style-name="T62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3"><text:span text:style-name="Strong_20_Emphasis"><text:span text:style-name="T66">Linux </text:span></text:span><text:span text:style-name="Strong_20_Emphasis"><text:span text:style-name="T67">installeren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5"><text:span text:style-name="T68">Installeer </text:span><text:span text:style-name="T69">Linux </text:span><text:span text:style-name="T68">volgens de </text:span><text:span text:style-name="Strong_20_Emphasis"><text:span text:style-name="T70">Checklist</text:span></text:span><text:span text:style-name="Strong_20_Emphasis"><text:span text:style-name="T71"> i</text:span></text:span><text:span text:style-name="Strong_20_Emphasis"><text:span text:style-name="T72">nstallatie</text:span></text:span><text:span text:style-name="T73"><text:note text:id="ftn3" text:note-class="footnote"><text:note-citation>1</text:note-citation><text:note-body><text:p text:style-name="P36">Checklist installatie is te vinden op <text:a xlink:type="simple" xlink:href="https://karelzimmer.nl/" text:style-name="Internet_20_link" text:visited-style-name="Visited_20_Internet_20_Link"><text:span text:style-name="T74">karelzimmer.nl</text:span></text:a><text:span text:style-name="T75">, onder </text:span><text:span text:style-name="Sterk_20_accent_20_voetnoot"><text:span text:style-name="T76">Linux</text:span></text:span><text:span text:style-name="T75">.</text:span></text:p></text:note-body></text:note></text:span><text:span text:style-name="T73">.</text:span></text:p>
          </table:table-cell>
        </table:table-row>
      </table:table>
      <text:p text:style-name="P37"><text:span text:style-name="Strong_20_Emphasis"><text:span text:style-name="T77"><text:tab/></text:span></text:span></text:p>
      <text:list text:continue-numbering="true" text:style-name="L1">
        <text:list-item>
          <text:p text:style-name="P38"><text:soft-page-break/><text:span text:style-name="Strong_20_Emphasis"><text:span text:style-name="T78">Back-up </text:span></text:span><text:span text:style-name="Strong_20_Emphasis"><text:span text:style-name="T79">t</text:span></text:span><text:span text:style-name="Strong_20_Emphasis"><text:span text:style-name="T78">erugzetten</text:span></text:span><text:span text:style-name="Emphasis"><text:span text:style-name="T80"> (</text:span></text:span><text:span text:style-name="Emphasis"><text:span text:style-name="T81">op</text:span></text:span><text:span text:style-name="Emphasis"><text:span text:style-name="T80"> </text:span></text:span><text:span text:style-name="Emphasis"><text:span text:style-name="T82">Linux</text:span></text:span><text:span text:style-name="Emphasis"><text:span text:style-name="T80">)</text:span></text:span><text:span text:style-name="Strong_20_Emphasis"><text:span text:style-name="T27"><text:line-break/></text:span></text:span></text:p>
          <text:p text:style-name="P39"><text:span text:style-name="Emphasis"><text:span text:style-name="T83">De handelingen in dit hoofdstuk dienen </text:span></text:span><text:span text:style-name="Emphasis">per gebruiker</text:span><text:span text:style-name="Emphasis"><text:span text:style-name="T83"> </text:span></text:span><text:span text:style-name="Emphasis"><text:span text:style-name="T84">te worden uitgevoerd.</text:span></text:span></text:p>
          <text:p text:style-name="P40"><text:span text:style-name="Emphasis"/></text:p>
          <text:p text:style-name="P41">Gebr. 1-4</text:p>
        </text:list-item>
      </text:list>
      <text:p text:style-name="P42"><text:span text:style-name="T85"><text:tab/></text:span><text:span text:style-name="Strong_20_Emphasis"><text:span text:style-name="T34">☐ ☐ ☐ ☐</text:span></text:span><text:span text:style-name="T86"><text:tab/></text:span><text:span text:style-name="T27">Koppel de externe harddisk aan.</text:span></text:p>
      <text:p text:style-name="P42"><text:span text:style-name="T85"><text:tab/></text:span><text:span text:style-name="Strong_20_Emphasis"><text:span text:style-name="T34">☐ ☐ ☐ ☐</text:span></text:span><text:span text:style-name="T87"><text:tab/></text:span><text:span text:style-name="T27">Kopieer </text:span><text:span text:style-name="T88">D</text:span><text:span text:style-name="T89">ocumenten, </text:span><text:span text:style-name="T90">etc</text:span><text:span text:style-name="T27">.</text:span></text:p>
      <text:p text:style-name="P43"><text:span text:style-name="T85"><text:tab/></text:span><text:span text:style-name="Strong_20_Emphasis"><text:span text:style-name="T34">☐ ☐ ☐ ☐</text:span></text:span><text:span text:style-name="T85"><text:tab/></text:span><text:span text:style-name="T91">I</text:span><text:span text:style-name="T92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3">.</text:span></text:p>
      <text:p text:style-name="P43"><text:span text:style-name="T85"><text:tab/></text:span><text:span text:style-name="Strong_20_Emphasis"><text:span text:style-name="T34">☐ ☐ ☐ ☐</text:span></text:span><text:span text:style-name="T85"><text:tab/></text:span><text:span text:style-name="T91">I</text:span><text:span text:style-name="T92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3">.</text:span></text:p>
      <text:p text:style-name="P44"><text:span text:style-name="Strong_20_Emphasis"><text:span text:style-name="T94"><text:tab/></text:span></text:span><text:span text:style-name="Strong_20_Emphasis"><text:span text:style-name="T34">☐ ☐ ☐ ☐</text:span></text:span><text:span text:style-name="Strong_20_Emphasis"><text:span text:style-name="T87"><text:tab/></text:span></text:span><text:span text:style-name="T95">Start de browser-app en c</text:span><text:span text:style-name="T96">ontroleer de werking</text:span><text:span text:style-name="T28">.</text:span></text:p>
      <text:list text:style-name="L2">
        <text:list-header>
          <text:p text:style-name="P45"><text:span text:style-name="T85"><text:tab/></text:span><text:span text:style-name="Strong_20_Emphasis"><text:span text:style-name="T34">☐ ☐ ☐ ☐</text:span></text:span><text:span text:style-name="T85"><text:tab/></text:span><text:span text:style-name="T95">Start de mail-app en c</text:span><text:span text:style-name="T96">ontroleer de werking</text:span><text:span text:style-name="T28">.</text:span></text:p>
        </text:list-header>
      </text:list>
      <text:p text:style-name="P44"><text:span text:style-name="T85"><text:tab/></text:span><text:span text:style-name="Strong_20_Emphasis"><text:span text:style-name="T34">☐ ☐ ☐ ☐</text:span></text:span><text:span text:style-name="T85"><text:tab/></text:span><text:span text:style-name="T97">Verwijder overbodige Windows-bestanden via </text:span><text:span text:style-name="Strong_20_Emphasis"><text:span text:style-name="T98">Terminalvenster</text:span></text:span><text:span text:style-name="T99"> </text:span><text:span text:style-name="T100">en de volgende opdrachtregel:</text:span></text:p>
      <text:p text:style-name="P46"><text:tab/><text:tab/><text:tab/><text:tab/><text:tab/><text:span text:style-name="User_20_Entry"><text:span text:style-name="T10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102"><text:line-break/><text:tab/></text:span><text:span text:style-name="T103">E</text:span><text:span text:style-name="T104">inde c</text:span><text:span text:style-name="T105">hecklist, </text:span><text:span text:style-name="T106">het overzetten</text:span><text:span text:style-name="T107"> </text:span><text:span text:style-name="T108">is </text:span><text:span text:style-name="T107">voltooid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09">Geschreven door </text:span><text:a xlink:type="simple" xlink:href="mailto:info@karelzimmer.nl?subject=Checklist%20installatie%20Linux" text:style-name="Internet_20_link" text:visited-style-name="Visited_20_Internet_20_Link"><text:span text:style-name="T110">Karel Zimmer</text:span></text:a><text:span text:style-name="T111">.</text:span></text:p>
              <text:p text:style-name="P51"><text:span text:style-name="T112">Licentie </text:span><text:span text:style-name="T111">C</text:span><text:span text:style-name="T113">C0</text:span><text:span text:style-name="T111"> 1.0 </text:span><text:span text:style-name="T114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4"><text:s/></text:span><text:span text:style-name="T114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2">Gebr.#</text:p>
            <text:p text:style-name="P53"/>
          </table:table-cell>
          <table:table-cell table:style-name="Tabel1.A1" table:number-rows-spanned="2" office:value-type="string">
            <text:p text:style-name="P54">Gebruiker</text:p>
            <text:p text:style-name="P55">(bijv. Jan <text:span text:style-name="T115">Jansen</text:span>)</text:p>
          </table:table-cell>
          <table:table-cell table:style-name="Tabel1.A1" table:number-rows-spanned="2" office:value-type="string">
            <text:p text:style-name="P54">Gebruikersnaam</text:p>
            <text:p text:style-name="P55">(bijv. jan)</text:p>
          </table:table-cell>
          <table:table-cell table:style-name="Tabel1.D1" table:number-rows-spanned="2" office:value-type="string">
            <text:p text:style-name="P56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59">BIOS-wachtwoord</text:p>
          </table:table-cell>
          <table:table-cell table:style-name="Tabel1.G1" office:value-type="string">
            <text:p text:style-name="P60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1">Wifi-netwerknaam</text:p>
          </table:table-cell>
          <table:table-cell table:style-name="Tabel1.G2" office:value-type="string">
            <text:p text:style-name="P60"/>
          </table:table-cell>
        </table:table-row>
        <table:table-row table:style-name="Tabel1.3">
          <table:table-cell table:style-name="Tabel1.A3" office:value-type="string">
            <text:p text:style-name="P62">1</text:p>
          </table:table-cell>
          <table:table-cell table:style-name="Tabel1.A3" office:value-type="string">
            <text:p text:style-name="P54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3">Netwerksleutel</text:p>
          </table:table-cell>
          <table:table-cell table:style-name="Tabel1.G2" office:value-type="string">
            <text:p text:style-name="P60"/>
          </table:table-cell>
        </table:table-row>
        <table:table-row table:style-name="Tabel1.4">
          <table:table-cell table:style-name="Tabel1.A3" office:value-type="string">
            <text:p text:style-name="P62">2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60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gebr.nm/ww</text:p>
          </table:table-cell>
          <table:table-cell table:style-name="Tabel1.G2" office:value-type="string">
            <text:p text:style-name="P60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60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7">Gebr.<text:span text:style-name="T116">#</text:span></text:p>
          </table:table-cell>
          <table:table-cell table:style-name="Tabel2.A1" office:value-type="string">
            <text:p text:style-name="P68">E-mailnaam</text:p>
          </table:table-cell>
          <table:table-cell table:style-name="Tabel2.A1" office:value-type="string">
            <text:p text:style-name="P68">E-mailadres</text:p>
          </table:table-cell>
          <table:table-cell table:style-name="Tabel2.A1" office:value-type="string">
            <text:p text:style-name="P69">Gebruikersnaam</text:p>
          </table:table-cell>
          <table:table-cell table:style-name="Tabel2.A1" office:value-type="string">
            <text:p text:style-name="P70">Wachtwoord</text:p>
          </table:table-cell>
          <table:table-cell table:style-name="Tabel2.A1" office:value-type="string">
            <text:p text:style-name="P70"><text:span text:style-name="T117">Inkomende</text:span><text:span text:style-name="T118"> </text:span>mailserver</text:p>
          </table:table-cell>
          <table:table-cell table:style-name="Tabel2.G1" office:value-type="string">
            <text:p text:style-name="P71"><text:span text:style-name="T118">Uitgaande </text:span>mailserver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5"/>
          </table:table-cell>
          <table:table-cell table:style-name="Tabel2.G2" office:value-type="string">
            <text:p text:style-name="P75"/>
          </table:table-cell>
        </table:table-row>
        <table:table-row table:style-name="Tabel2.3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G3" office:value-type="string">
            <text:p text:style-name="P75"/>
          </table:table-cell>
        </table:table-row>
        <table:table-row table:style-name="Tabel2.4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G3" office:value-type="string">
            <text:p text:style-name="P75"/>
          </table:table-cell>
        </table:table-row>
        <table:table-row table:style-name="Tabel2.5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G3" office:value-type="string">
            <text:p text:style-name="P75"/>
          </table:table-cell>
        </table:table-row>
        <table:table-row table:style-name="Tabel2.5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5"/>
          </table:table-cell>
          <table:table-cell table:style-name="Tabel2.G3" office:value-type="string">
            <text:p text:style-name="P7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4T07:57:33.662918647">24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4T07:57:33.664059634">24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4T07:57:33.572047910</dc:date>
    <meta:print-date>2014-01-05T10:21:33.960023988</meta:print-date>
    <meta:keyword>Installatie</meta:keyword>
    <meta:keyword>Checklist</meta:keyword>
    <meta:keyword>Linux</meta:keyword>
    <meta:editing-cycles>2596</meta:editing-cycles>
    <meta:editing-duration>P5DT10H50M33S</meta:editing-duration>
    <meta:printed-by>Karel Zimmer</meta:printed-by>
    <dc:creator>Karel Zimmer</dc:creator>
    <meta:document-statistic meta:table-count="8" meta:image-count="2" meta:object-count="0" meta:page-count="4" meta:paragraph-count="94" meta:word-count="465" meta:character-count="3680" meta:non-whitespace-character-count="3218"/>
    <meta:user-defined meta:name="Info 1"/>
    <meta:user-defined meta:name="Info 2"/>
    <meta:user-defined meta:name="Info 3"/>
    <meta:user-defined meta:name="Info 4"/>
  </office:meta>
</office:document-meta>
</file>